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style:vertical-align="automatic" fo:background-color="transparent"/>
      <style:text-properties style:text-underline-style="solid" style:text-underline-type="single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1.53458333333333cm" style:use-optimal-column-width="true"/>
    </style:style>
    <style:style style:name="co4" style:family="table-column">
      <style:table-column-properties fo:break-before="auto" style:column-width="3.30729166666667cm" style:use-optimal-column-width="true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ndidat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leccion_id</text:p>
          </table:table-cell>
          <table:table-cell office:value-type="string" table:style-name="ce2">
            <text:p>socio_id</text:p>
          </table:table-cell>
          <table:table-cell office:value-type="string" table:style-name="ce2">
            <text:p>numero_candidato</text:p>
          </table:table-cell>
          <table:table-cell office:value-type="string" table:style-name="ce2">
            <text:p>cantidad_voto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23" table:style-name="ce1">
            <text:p>1223</text:p>
          </table:table-cell>
          <table:table-cell office:value-type="string" table:style-name="ce1">
            <text:p>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0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0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0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0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0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0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0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4" table:style-name="ce2"/>
          <table:table-cell table:number-columns-repeated="16379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hpMyAdmin 5.2.1</meta:initial-creator>
    <dc:creator>USER</dc:creator>
    <meta:creation-date>2024-03-19T15:15:33Z</meta:creation-date>
    <dc:date>2024-03-22T16:34:09Z</dc:date>
  </office:meta>
</office:document-meta>
</file>